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6d9c3"/>
    </style:style>
    <style:style style:name="P2" style:family="paragraph" style:parent-style-name="Standard">
      <style:text-properties officeooo:paragraph-rsid="00182467"/>
    </style:style>
    <style:style style:name="P3" style:family="paragraph" style:parent-style-name="Standard">
      <style:text-properties officeooo:paragraph-rsid="00210895"/>
    </style:style>
    <style:style style:name="P4" style:family="paragraph" style:parent-style-name="Standard">
      <style:text-properties officeooo:paragraph-rsid="001f6126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1pt" style:font-size-asian="11pt"/>
    </style:style>
    <style:style style:name="P6" style:family="paragraph" style:parent-style-name="code">
      <style:text-properties officeooo:paragraph-rsid="00210895"/>
    </style:style>
    <style:style style:name="P7" style:family="paragraph" style:parent-style-name="Heading_20_3">
      <style:text-properties officeooo:paragraph-rsid="00210895"/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 style:list-style-name="L1">
      <style:text-properties officeooo:paragraph-rsid="00210895"/>
    </style:style>
    <style:style style:name="P10" style:family="paragraph" style:parent-style-name="Standard" style:list-style-name="List_20_3">
      <style:text-properties officeooo:paragraph-rsid="00210895"/>
    </style:style>
    <style:style style:name="P11" style:family="paragraph" style:parent-style-name="Heading_20_2">
      <style:text-properties officeooo:paragraph-rsid="00210895"/>
    </style:style>
    <style:style style:name="P12" style:family="paragraph" style:parent-style-name="Heading_20_2">
      <style:text-properties officeooo:paragraph-rsid="0021391e"/>
    </style:style>
    <style:style style:name="P13" style:family="paragraph" style:parent-style-name="Text_20_body" style:list-style-name="List_20_3"/>
    <style:style style:name="P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6d9c3" style:font-style-asian="normal" style:font-style-complex="normal"/>
    </style:style>
    <style:style style:name="T3" style:family="text">
      <style:text-properties fo:font-style="normal" officeooo:rsid="001758cf" style:font-style-asian="normal" style:font-style-complex="normal"/>
    </style:style>
    <style:style style:name="T4" style:family="text">
      <style:text-properties fo:font-style="normal" officeooo:rsid="00182467" style:font-style-asian="normal" style:font-style-complex="normal"/>
    </style:style>
    <style:style style:name="T5" style:family="text">
      <style:text-properties fo:font-style="normal" officeooo:rsid="001a5988" style:font-style-asian="normal" style:font-style-complex="normal"/>
    </style:style>
    <style:style style:name="T6" style:family="text">
      <style:text-properties fo:font-style="normal" officeooo:rsid="001c1586" style:font-style-asian="normal" style:font-style-complex="normal"/>
    </style:style>
    <style:style style:name="T7" style:family="text">
      <style:text-properties fo:font-style="normal" officeooo:rsid="0021391e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6d9c3" style:font-style-asian="normal" style:font-weight-asian="bold" style:font-style-complex="normal" style:font-weight-complex="bold"/>
    </style:style>
    <style:style style:name="T10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5"><text:a xlink:type="simple" xlink:href="#__RefHeading__8515_388796977" text:style-name="Internet_20_link" text:visited-style-name="Internet_20_link">1. <text:s/></text:a>Aufgaben: Java-OOP1 – Klassen, Objekte, Methoden<text:tab/>1</text:p>
          <text:p text:style-name="P8"><text:a xlink:type="simple" xlink:href="#__RefHeading__8519_388796977" text:style-name="Internet_20_link" text:visited-style-name="Internet_20_link">1.1. <text:s/></text:a>Ziele<text:tab/>1</text:p>
          <text:p text:style-name="P8"><text:a xlink:type="simple" xlink:href="#__RefHeading___Toc61838_1071300466" text:style-name="Internet_20_link" text:visited-style-name="Internet_20_link">1.2. <text:s/></text:a><text:span text:style-name="T1">First of all</text:span><text:tab/>1</text:p>
          <text:p text:style-name="P8"><text:a xlink:type="simple" xlink:href="#__RefHeading___Toc59957_1071300466" text:style-name="Internet_20_link" text:visited-style-name="Internet_20_link">1.3. <text:s/></text:a><text:span text:style-name="T1">Aufgabe: Die Klasse Complex</text:span><text:tab/>1</text:p>
          <text:p text:style-name="P14"><text:a xlink:type="simple" xlink:href="#__RefHeading___Toc10019_1361228902" text:style-name="Internet_20_link" text:visited-style-name="Internet_20_link">1.3.1. <text:s/></text:a><text:span text:style-name="T1">Aufgabe</text:span><text:span text:style-name="T1">: T</text:span><text:span text:style-name="T1">01_</text:span><text:span text:style-name="T1">Complex.java</text:span><text:tab/>3</text:p>
          <text:p text:style-name="P14"><text:a xlink:type="simple" xlink:href="#__RefHeading__8525_388796977" text:style-name="Internet_20_link" text:visited-style-name="Internet_20_link">1.3.2. <text:s/></text:a><text:span text:style-name="T1">Aufgabe: Javadoc der Klasse Complex</text:span><text:tab/>4</text:p>
          <text:p text:style-name="P8"><text:a xlink:type="simple" xlink:href="#__RefHeading___Toc10011_1361228902" text:style-name="Internet_20_link" text:visited-style-name="Internet_20_link">1.4. <text:s/></text:a><text:span text:style-name="T1">Aufgaben: Fraction, Point, Datum</text:span><text:tab/>4</text:p>
          <text:p text:style-name="P14"><text:a xlink:type="simple" xlink:href="#__RefHeading___Toc10013_1361228902" text:style-name="Internet_20_link" text:visited-style-name="Internet_20_link">1.4.1. <text:s/></text:a><text:span text:style-name="T1">test.</text:span><text:span text:style-name="T1">T0</text:span><text:span text:style-name="T1">2</text:span><text:span text:style-name="T1">_Fraction.java</text:span><text:tab/>4</text:p>
          <text:p text:style-name="P14"><text:a xlink:type="simple" xlink:href="#__RefHeading___Toc10015_1361228902" text:style-name="Internet_20_link" text:visited-style-name="Internet_20_link">1.4.2. <text:s/></text:a><text:span text:style-name="T1">test.T03_Point.java</text:span><text:tab/>5</text:p>
          <text:p text:style-name="P14"><text:a xlink:type="simple" xlink:href="#__RefHeading___Toc10017_1361228902" text:style-name="Internet_20_link" text:visited-style-name="Internet_20_link">1.4.3. <text:s/></text:a><text:span text:style-name="T1">test.T0</text:span><text:span text:style-name="T1">4</text:span><text:span text:style-name="T1">_Datum.java</text:span><text:tab/>5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8515_388796977"/>Aufgaben: Java-OOP1 – Klassen, Objekte, Methoden<text:bookmark-end text:name="__RefHeading__8515_388796977"/></text:h>
      <text:h text:style-name="Heading_20_2" text:outline-level="2"><text:bookmark-start text:name="__RefHeading__8519_388796977"/>Ziele<text:bookmark-end text:name="__RefHeading__8519_388796977"/></text:h>
      <text:list xml:id="list30069009" text:style-name="List_20_3">
        <text:list-item>
          <text:p text:style-name="P13">Klassen/Objekte</text:p>
          <text:list>
            <text:list-item>
              <text:p text:style-name="P13">Konstrukturen, /Get/Set-Methoden, Allg. Methoden</text:p>
            </text:list-item>
          </text:list>
        </text:list-item>
      </text:list>
      <text:p text:style-name="Text_20_body"><text:span text:style-name="Citation"><text:span text:style-name="T1"/></text:span></text:p>
      <text:h text:style-name="P12" text:outline-level="2"><text:bookmark-start text:name="__RefHeading___Toc61838_1071300466"/><text:span text:style-name="Citation"><text:span text:style-name="T7">First of all</text:span></text:span><text:bookmark-end text:name="__RefHeading___Toc61838_1071300466"/></text:h>
      <text:p text:style-name="Text_20_body"><text:span text:style-name="Citation"><text:span text:style-name="T1">1. Create project: 04-JAVA-OOP1-complex-fraction-point-datum</text:span></text:span></text:p>
      <text:p text:style-name="Text_20_body">2. Create package: oop1 and test</text:p>
      <text:p text:style-name="Text_20_body">3. Create class: Complex, Fraction, Point, Datum in package oop1</text:p>
      <text:p text:style-name="Text_20_body">4. Create Test-Programs TXX_Xxxxx.java (see below)</text:p>
      <text:p text:style-name="Text_20_body"><text:tab/>to test your classes in oop1</text:p>
      <text:p text:style-name="P3"><text:span text:style-name="Citation"><text:span text:style-name="T2"/></text:span></text:p>
      <text:h text:style-name="P11" text:outline-level="2"><text:bookmark-start text:name="__RefHeading___Toc59957_1071300466"/><text:span text:style-name="Citation"><text:span text:style-name="T1">Aufgabe: <text:s/>Die Klasse Complex</text:span></text:span><text:bookmark-end text:name="__RefHeading___Toc59957_1071300466"/></text:h>
      <text:p text:style-name="P3"><text:span text:style-name="Citation"><text:span text:style-name="T1">Wie man eine eigene Klasse erstellt zeigt das folgende Beispiel.</text:span></text:span></text:p>
      <text:p text:style-name="P3"><text:span text:style-name="Citation"><text:span text:style-name="T1">Man geht folgendermaßen vor:</text:span></text:span></text:p>
      <text:list xml:id="list138632154" text:style-name="L1">
        <text:list-item>
          <text:p text:style-name="P9"><text:span text:style-name="Citation"><text:span text:style-name="T8">Überlege einen aussagekräftigen Namen für die neue Klasse</text:span></text:span><text:span text:style-name="Citation"><text:span text:style-name="T1">: z.B: Complex</text:span></text:span></text:p>
        </text:list-item>
        <text:list-item>
          <text:p text:style-name="P9"><text:span text:style-name="Citation"><text:span text:style-name="T8">Welche Daten verwaltet die neue Klasse?</text:span></text:span><text:span text:style-name="Citation"><text:span text:style-name="T1"><text:line-break/>double re; // Realteil<text:line-break/>double im; //Imaginärteil<text:line-break/></text:span></text:span></text:p>
        </text:list-item>
        <text:list-item>
          <text:p text:style-name="P9"><text:span text:style-name="Citation"><text:span text:style-name="T8">Wer darf diese Daten ändern? zB: nicht alle</text:span></text:span><text:span text:style-name="Citation"><text:span text:style-name="T1"> </text:span></text:span></text:p>
          <text:p text:style-name="P9"><text:span text:style-name="Citation"><text:span text:style-name="T1">private double re; // Realteil<text:line-break/>private double im; //Imaginärteil<text:line-break/></text:span></text:span></text:p>
        </text:list-item>
        <text:list-item>
          <text:p text:style-name="P9"><text:span text:style-name="Citation"><text:span text:style-name="T8">Wie sollen Objekte erzeugt werden können.</text:span></text:span><text:span text:style-name="Citation"><text:span text:style-name="T1"><text:line-break/>Complex z1= new Complex(3.0, 4.0); // Konstruktion mittels Angabe v. re und im<text:line-break/>Complex z2= new Complex(5.0, 6.0); // Konstruktion mittels Angabe v. re und im<text:line-break/></text:span></text:span></text:p>
        </text:list-item>
        <text:list-item>
          <text:p text:style-name="P9"><text:span text:style-name="Citation"><text:span text:style-name="T8">Welche Methoden soll es geben?</text:span></text:span><text:span text:style-name="Citation"><text:span text:style-name="T1"> <text:line-break/>Complex z3= z1.add(z2);<text:line-break/>String s= z3.toString();<text:line-break/>…<text:line-break/></text:span></text:span></text:p>
        </text:list-item>
      </text:list>
      <text:p text:style-name="P3"><text:span text:style-name="Citation"><text:span text:style-name="T1"/></text:span></text:p>
      <text:p text:style-name="P3"><text:span text:style-name="Citation"><text:span text:style-name="T1">Bringen Sie folgendes Programm zum Laufen:</text:span></text:span></text:p>
      <text:p text:style-name="P3"><text:soft-page-break/><text:span text:style-name="Citation"><text:span text:style-name="T1"/></text:span></text:p>
      <text:list xml:id="list1950704275765" text:continue-list="list30069009" text:style-name="List_20_3">
        <text:list-item>
          <text:p text:style-name="P10"><text:span text:style-name="Citation"><text:span text:style-name="T1">Projekt: </text:span></text:span><text:span text:style-name="Citation"><text:span text:style-name="T2">JAVA-OOP1</text:span></text:span><text:span text:style-name="Citation"><text:span text:style-name="T1">-</text:span></text:span><text:span text:style-name="Citation"><text:span text:style-name="T2">c</text:span></text:span><text:span text:style-name="Citation"><text:span text:style-name="T1">omplex-</text:span></text:span><text:span text:style-name="Citation"><text:span text:style-name="T2">fraction-point-datum</text:span></text:span></text:p>
        </text:list-item>
        <text:list-item>
          <text:p text:style-name="P10"><text:span text:style-name="Citation"><text:span text:style-name="T1">Datei: </text:span></text:span><text:span text:style-name="Citation"><text:span text:style-name="T2">oop1.</text:span></text:span><text:span text:style-name="Citation"><text:span text:style-name="T1">Complex.java, T</text:span></text:span><text:span text:style-name="Citation"><text:span text:style-name="T2">01_</text:span></text:span><text:span text:style-name="Citation"><text:span text:style-name="T1">Complex.java</text:span></text:span></text:p>
          <text:p text:style-name="P10"><text:span text:style-name="Citation"><text:span text:style-name="T1"/></text:span></text:p>
        </text:list-item>
      </text:list>
      <text:p text:style-name="P6"><text:span text:style-name="Citation"><text:span text:style-name="T8">package </text:span></text:span><text:span text:style-name="Citation"><text:span text:style-name="T9">oop1</text:span></text:span><text:span text:style-name="Citation"><text:span text:style-name="T8">;</text:span></text:span></text:p>
      <text:p text:style-name="P6"><text:span text:style-name="Citation"><text:span text:style-name="T8"/></text:span></text:p>
      <text:p text:style-name="P6"><text:span text:style-name="Citation"><text:span text:style-name="T1">/**</text:span></text:span></text:p>
      <text:p text:style-name="P6"><text:span text:style-name="Citation"><text:span text:style-name="T1"><text:s/>* http://de.wikipedia.org/wiki/Komplexe_Zahl</text:span></text:span></text:p>
      <text:p text:style-name="P6"><text:span text:style-name="Citation"><text:span text:style-name="T1"><text:s/>* </text:span></text:span></text:p>
      <text:p text:style-name="P6"><text:span text:style-name="Citation"><text:span text:style-name="T1"><text:s/>* @file Complex.java</text:span></text:span></text:p>
      <text:p text:style-name="P6"><text:span text:style-name="Citation"><text:span text:style-name="T1"><text:s/>* @date 201</text:span></text:span><text:span text:style-name="Citation"><text:span text:style-name="T2">7</text:span></text:span></text:p>
      <text:p text:style-name="P6"><text:span text:style-name="Citation"><text:span text:style-name="T1"><text:s/>* @author N.N.</text:span></text:span></text:p>
      <text:p text:style-name="P6"><text:span text:style-name="Citation"><text:span text:style-name="T1"><text:s/>*</text:span></text:span></text:p>
      <text:p text:style-name="P6"><text:span text:style-name="Citation"><text:span text:style-name="T1"><text:s/>***********************************************************************</text:span></text:span></text:p>
      <text:p text:style-name="P6"><text:span text:style-name="Citation"><text:span text:style-name="T1"><text:s/>* <text:s/>Übersetzen:<text:tab/>javac Complex.java</text:span></text:span></text:p>
      <text:p text:style-name="P6"><text:span text:style-name="Citation"><text:span text:style-name="T1"><text:s/>* <text:s/>Ausführung:<text:tab/>java Complex</text:span></text:span></text:p>
      <text:p text:style-name="P6"><text:span text:style-name="Citation"><text:span text:style-name="T1"><text:s/>*</text:span></text:span></text:p>
      <text:p text:style-name="P6"><text:span text:style-name="Citation"><text:span text:style-name="T1"><text:s/>* <text:s/>Datentypen für komplexe Zahlen.</text:span></text:span></text:p>
      <text:p text:style-name="P6"><text:span text:style-name="Citation"><text:span text:style-name="T1"><text:s/>*</text:span></text:span></text:p>
      <text:p text:style-name="P6"><text:span text:style-name="Citation"><text:span text:style-name="T1"><text:s/>* <text:s/>Sobald eine komplexe Zahl erzeugt wurde,</text:span></text:span></text:p>
      <text:p text:style-name="P6"><text:span text:style-name="Citation"><text:span text:style-name="T1"><text:s/>* <text:s/>können ihr Realteil und Imaginärteil nicht verändert werden.</text:span></text:span></text:p>
      <text:p text:style-name="P6"><text:span text:style-name="Citation"><text:span text:style-name="T1"><text:s/>* <text:s/>In Java verwendet man dafür das Schlüsselwort "final".</text:span></text:span></text:p>
      <text:p text:style-name="P6"><text:span text:style-name="Citation"><text:span text:style-name="T1"><text:s/>*</text:span></text:span></text:p>
      <text:p text:style-name="P6"><text:span text:style-name="Citation"><text:span text:style-name="T1"><text:s/>* <text:s/>Beispiel der Ausgabe: java Complex</text:span></text:span></text:p>
      <text:p text:style-name="P6"><text:span text:style-name="Citation"><text:span text:style-name="T1"><text:s/>* <text:s/>a <text:s text:c="11"/>= 5.0 + 6.0i</text:span></text:span></text:p>
      <text:p text:style-name="P6"><text:span text:style-name="Citation"><text:span text:style-name="T1"><text:s/>* <text:s/>b <text:s text:c="11"/>= -3.0 + 4.0i</text:span></text:span></text:p>
      <text:p text:style-name="P6"><text:span text:style-name="Citation"><text:span text:style-name="T1"><text:s/>* <text:s/>Re(a) <text:s text:c="7"/>= 5.0</text:span></text:span></text:p>
      <text:p text:style-name="P6"><text:span text:style-name="Citation"><text:span text:style-name="T1"><text:s/>* <text:s/>Im(a) <text:s text:c="7"/>= 6.0</text:span></text:span></text:p>
      <text:p text:style-name="P6"><text:span text:style-name="Citation"><text:span text:style-name="T1"><text:s/>* <text:s/>b + a <text:s text:c="7"/>= 2.0 + 10.0i</text:span></text:span></text:p>
      <text:p text:style-name="P6"><text:span text:style-name="Citation"><text:span text:style-name="T1"><text:s/>* <text:s/>a - b <text:s text:c="7"/>= 8.0 + 2.0i</text:span></text:span></text:p>
      <text:p text:style-name="P6"><text:span text:style-name="Citation"><text:span text:style-name="T1"><text:s/>* <text:s/>a * b <text:s text:c="7"/>= -39.0 + 2.0i</text:span></text:span></text:p>
      <text:p text:style-name="P6"><text:span text:style-name="Citation"><text:span text:style-name="T1"><text:s/>* <text:s/>b * a <text:s text:c="7"/>= -39.0 + 2.0i</text:span></text:span></text:p>
      <text:p text:style-name="P6"><text:span text:style-name="Citation"><text:span text:style-name="T1"><text:s/>* <text:s/>a / b <text:s text:c="7"/>= 0.36 - 1.52i</text:span></text:span></text:p>
      <text:p text:style-name="P6"><text:span text:style-name="Citation"><text:span text:style-name="T1"><text:s/>* <text:s/>(a / b) * b <text:s/>= 5.0 + 6.0i</text:span></text:span></text:p>
      <text:p text:style-name="P6"><text:span text:style-name="Citation"><text:span text:style-name="T1"><text:s/>* <text:s/>conj(a) <text:s text:c="5"/>= 5.0 - 6.0i</text:span></text:span></text:p>
      <text:p text:style-name="P6"><text:span text:style-name="Citation"><text:span text:style-name="T1"><text:s/>* <text:s/>|a| <text:s text:c="9"/>= 7.810249675906654</text:span></text:span></text:p>
      <text:p text:style-name="P6"><text:span text:style-name="Citation"><text:span text:style-name="T1"><text:s/>*</text:span></text:span></text:p>
      <text:p text:style-name="P6"><text:span text:style-name="Citation"><text:span text:style-name="T1"><text:s/>**********************************************************************/</text:span></text:span></text:p>
      <text:p text:style-name="P6"><text:span text:style-name="Citation"><text:span text:style-name="T1"/></text:span></text:p>
      <text:p text:style-name="P6"><text:span text:style-name="Citation"><text:span text:style-name="T1">public class Complex {</text:span></text:span></text:p>
      <text:p text:style-name="P6"><text:span text:style-name="Citation"><text:span text:style-name="T8"><text:tab/></text:span></text:span><text:span text:style-name="Citation"><text:span text:style-name="T10">private</text:span></text:span><text:span text:style-name="Citation"><text:span text:style-name="T8"> final double re; <text:s text:c="2"/>// Realteil</text:span></text:span></text:p>
      <text:p text:style-name="P6"><text:span text:style-name="Citation"><text:span text:style-name="T8"><text:tab/></text:span></text:span><text:span text:style-name="Citation"><text:span text:style-name="T10">private</text:span></text:span><text:span text:style-name="Citation"><text:span text:style-name="T8"> final double im; <text:s text:c="2"/>// Imaginärteil</text:span></text:span></text:p>
      <text:p text:style-name="P6"><text:span text:style-name="Citation"><text:span text:style-name="T1"/></text:span></text:p>
      <text:p text:style-name="P6"><text:span text:style-name="Citation"><text:span text:style-name="T1"><text:tab/>// KONSTRUKTOR: zum Erzeugen einer kompl. Zahl</text:span></text:span></text:p>
      <text:p text:style-name="P6"><text:span text:style-name="Citation"><text:span text:style-name="T1"><text:tab/></text:span></text:span><text:span text:style-name="Citation"><text:span text:style-name="T8">public </text:span></text:span><text:span text:style-name="Citation"><text:span text:style-name="T10">Complex</text:span></text:span><text:span text:style-name="Citation"><text:span text:style-name="T8">(double real, double imag) {</text:span></text:span></text:p>
      <text:p text:style-name="P6"><text:span text:style-name="Citation"><text:span text:style-name="T8"><text:tab/></text:span></text:span><text:span text:style-name="Citation"><text:span text:style-name="T1"><text:tab/>???????????????????????</text:span></text:span></text:p>
      <text:p text:style-name="P6"><text:span text:style-name="Citation"><text:span text:style-name="T1"><text:tab/>}</text:span></text:span></text:p>
      <text:p text:style-name="P6"><text:span text:style-name="Citation"><text:span text:style-name="T1"/></text:span></text:p>
      <text:p text:style-name="P6"><text:span text:style-name="Citation"><text:span text:style-name="T1"><text:tab/>// return die komplexe Zahl als String</text:span></text:span></text:p>
      <text:p text:style-name="P6"><text:span text:style-name="Citation"><text:span text:style-name="T1"><text:tab/>// in der Form (Bsp): 2.0 + 10.0i</text:span></text:span></text:p>
      <text:p text:style-name="P6"><text:span text:style-name="Citation"><text:span text:style-name="T8"><text:tab/>public String toString() {</text:span></text:span></text:p>
      <text:p text:style-name="P6"><text:span text:style-name="Citation"><text:span text:style-name="T1"><text:tab/><text:tab/>if (im == 0) return re + "";</text:span></text:span></text:p>
      <text:p text:style-name="P6"><text:span text:style-name="Citation"><text:span text:style-name="T1"><text:tab/><text:tab/>if (re == 0) return im + "i";</text:span></text:span></text:p>
      <text:p text:style-name="P6"><text:span text:style-name="Citation"><text:span text:style-name="T1"><text:tab/><text:tab/>if (im &lt; <text:s/>0) return re + " - " + (-im) + "i";</text:span></text:span></text:p>
      <text:p text:style-name="P6"><text:span text:style-name="Citation"><text:span text:style-name="T1"><text:tab/><text:tab/>return re + " + " + im + "i";</text:span></text:span></text:p>
      <text:p text:style-name="P6"><text:span text:style-name="Citation"><text:span text:style-name="T1"><text:tab/>}</text:span></text:span></text:p>
      <text:p text:style-name="P6"><text:span text:style-name="Citation"><text:span text:style-name="T1"/></text:span></text:p>
      <text:p text:style-name="P6"><text:span text:style-name="Citation"><text:span text:style-name="T1"><text:tab/>// return abs</text:span></text:span></text:p>
      <text:p text:style-name="P6"><text:span text:style-name="Citation"><text:span text:style-name="T8"><text:tab/>public double abs() <text:s text:c="2"/>{ </text:span></text:span></text:p>
      <text:p text:style-name="P6"><text:span text:style-name="Citation"><text:span text:style-name="T1"><text:tab/><text:tab/>return Math.sqrt(????????????????);</text:span></text:span></text:p>
      <text:p text:style-name="P6"><text:span text:style-name="Citation"><text:span text:style-name="T1"><text:tab/>}</text:span></text:span></text:p>
      <text:p text:style-name="P6"><text:span text:style-name="Citation"><text:span text:style-name="T1"/></text:span></text:p>
      <text:p text:style-name="P6"><text:soft-page-break/><text:span text:style-name="Citation"><text:span text:style-name="T1"><text:tab/>// Addition: Addiere zu diesem Objekt (this) den Parameter b hinzu</text:span></text:span></text:p>
      <text:p text:style-name="P6"><text:span text:style-name="Citation"><text:span text:style-name="T1"><text:tab/>// und gib das Ergebnis zurück.</text:span></text:span></text:p>
      <text:p text:style-name="P6"><text:span text:style-name="Citation"><text:span text:style-name="T1"><text:tab/>// Es wird also ein neues Objekt erstellt, das (this + b) ist.</text:span></text:span></text:p>
      <text:p text:style-name="P6"><text:span text:style-name="Citation"><text:span text:style-name="T8"><text:tab/>public Complex plus(Complex b) {</text:span></text:span></text:p>
      <text:p text:style-name="P6"><text:span text:style-name="Citation"><text:span text:style-name="T8"><text:tab/><text:tab/>double real = </text:span></text:span><text:span text:style-name="Citation"><text:span text:style-name="T10">this</text:span></text:span><text:span text:style-name="Citation"><text:span text:style-name="T8">.re + b.re;</text:span></text:span></text:p>
      <text:p text:style-name="P6"><text:span text:style-name="Citation"><text:span text:style-name="T8"><text:tab/><text:tab/>double imag = </text:span></text:span><text:span text:style-name="Citation"><text:span text:style-name="T10">this</text:span></text:span><text:span text:style-name="Citation"><text:span text:style-name="T8">.im + b.im;</text:span></text:span></text:p>
      <text:p text:style-name="P6"><text:span text:style-name="Citation"><text:span text:style-name="T8"><text:tab/><text:tab/>return </text:span></text:span><text:span text:style-name="Citation"><text:span text:style-name="T10">new</text:span></text:span><text:span text:style-name="Citation"><text:span text:style-name="T8"> Complex(real, imag);</text:span></text:span></text:p>
      <text:p text:style-name="P6"><text:span text:style-name="Citation"><text:span text:style-name="T1"><text:tab/>}</text:span></text:span></text:p>
      <text:p text:style-name="P6"><text:span text:style-name="Citation"><text:span text:style-name="T1"/></text:span></text:p>
      <text:p text:style-name="P6"><text:span text:style-name="Citation"><text:span text:style-name="T1"><text:tab/>// Subtraktion:</text:span></text:span></text:p>
      <text:p text:style-name="P6"><text:span text:style-name="Citation"><text:span text:style-name="T8"><text:tab/>public Complex minus(Complex b) {</text:span></text:span></text:p>
      <text:p text:style-name="P6"><text:span text:style-name="Citation"><text:span text:style-name="T1"><text:tab/><text:tab/>????????????????</text:span></text:span></text:p>
      <text:p text:style-name="P6"><text:span text:style-name="Citation"><text:span text:style-name="T1"><text:tab/>}</text:span></text:span></text:p>
      <text:p text:style-name="P6"><text:span text:style-name="Citation"><text:span text:style-name="T1"/></text:span></text:p>
      <text:p text:style-name="P6"><text:span text:style-name="Citation"><text:span text:style-name="T1"><text:tab/>// Mul</text:span></text:span></text:p>
      <text:p text:style-name="P6"><text:span text:style-name="Citation"><text:span text:style-name="T8"><text:tab/>public Complex times(Complex b) {</text:span></text:span></text:p>
      <text:p text:style-name="P6"><text:span text:style-name="Citation"><text:span text:style-name="T1"><text:tab/><text:tab/>double real = this.re * b.re - this.im * b.im;</text:span></text:span></text:p>
      <text:p text:style-name="P6"><text:span text:style-name="Citation"><text:span text:style-name="T1"><text:tab/><text:tab/>double imag = this.re * b.im + this.im * b.re;</text:span></text:span></text:p>
      <text:p text:style-name="P6"><text:span text:style-name="Citation"><text:span text:style-name="T1"><text:tab/><text:tab/>return new Complex(real, imag);</text:span></text:span></text:p>
      <text:p text:style-name="P6"><text:span text:style-name="Citation"><text:span text:style-name="T1"><text:tab/>}</text:span></text:span></text:p>
      <text:p text:style-name="P6"><text:span text:style-name="Citation"><text:span text:style-name="T1"/></text:span></text:p>
      <text:p text:style-name="P6"><text:span text:style-name="Citation"><text:span text:style-name="T1"><text:tab/>// skalar mul</text:span></text:span></text:p>
      <text:p text:style-name="P6"><text:span text:style-name="Citation"><text:span text:style-name="T1"><text:tab/>// (this * alpha)</text:span></text:span></text:p>
      <text:p text:style-name="P6"><text:span text:style-name="Citation"><text:span text:style-name="T8"><text:tab/>public Complex times(double alpha) {</text:span></text:span></text:p>
      <text:p text:style-name="P6"><text:span text:style-name="Citation"><text:span text:style-name="T1"><text:tab/><text:tab/>return new Complex(alpha * this.re, alpha * this.im);</text:span></text:span></text:p>
      <text:p text:style-name="P6"><text:span text:style-name="Citation"><text:span text:style-name="T1"><text:tab/>}</text:span></text:span></text:p>
      <text:p text:style-name="P6"><text:span text:style-name="Citation"><text:span text:style-name="T1"/></text:span></text:p>
      <text:p text:style-name="P6"><text:span text:style-name="Citation"><text:span text:style-name="T1"><text:tab/>// konjugiert Komplex</text:span></text:span></text:p>
      <text:p text:style-name="P6"><text:span text:style-name="Citation"><text:span text:style-name="T8"><text:tab/>public Complex conjugate() { <text:s/></text:span></text:span></text:p>
      <text:p text:style-name="P6"><text:span text:style-name="Citation"><text:span text:style-name="T1"><text:tab/><text:tab/>return new Complex(?????????????); </text:span></text:span></text:p>
      <text:p text:style-name="P6"><text:span text:style-name="Citation"><text:span text:style-name="T1"><text:tab/>}</text:span></text:span></text:p>
      <text:p text:style-name="P6"><text:span text:style-name="Citation"><text:span text:style-name="T1"/></text:span></text:p>
      <text:p text:style-name="P6"><text:span text:style-name="Citation"><text:span text:style-name="T1"><text:tab/>// gib Realteil bzw. Imaginärteil zurück</text:span></text:span></text:p>
      <text:p text:style-name="P6"><text:span text:style-name="Citation"><text:span text:style-name="T8"><text:tab/>public double re() { </text:span></text:span></text:p>
      <text:p text:style-name="P6"><text:span text:style-name="Citation"><text:span text:style-name="T1"><text:tab/><text:tab/>return re; </text:span></text:span></text:p>
      <text:p text:style-name="P6"><text:span text:style-name="Citation"><text:span text:style-name="T1"><text:tab/>}</text:span></text:span></text:p>
      <text:p text:style-name="P6"><text:span text:style-name="Citation"><text:span text:style-name="T8"><text:tab/>public double im() { </text:span></text:span></text:p>
      <text:p text:style-name="P6"><text:span text:style-name="Citation"><text:span text:style-name="T1"><text:tab/><text:tab/>return im; </text:span></text:span></text:p>
      <text:p text:style-name="P6"><text:span text:style-name="Citation"><text:span text:style-name="T1"><text:tab/>}</text:span></text:span></text:p>
      <text:p text:style-name="P6"><text:span text:style-name="Citation"><text:span text:style-name="T1"/></text:span></text:p>
      <text:p text:style-name="P6"><text:span text:style-name="Citation"><text:span text:style-name="T1"><text:tab/>// return a / other</text:span></text:span></text:p>
      <text:p text:style-name="P6"><text:span text:style-name="Citation"><text:span text:style-name="T1"><text:tab/>// erweitern mit konj.kompl</text:span></text:span></text:p>
      <text:p text:style-name="P6"><text:span text:style-name="Citation"><text:span text:style-name="T8"><text:tab/>public Complex divides(Complex other) {</text:span></text:span></text:p>
      <text:p text:style-name="P6"><text:span text:style-name="Citation"><text:span text:style-name="T1"><text:tab/><text:tab/>???????????</text:span></text:span></text:p>
      <text:p text:style-name="P6"><text:span text:style-name="Citation"><text:span text:style-name="T1"><text:tab/>}</text:span></text:span></text:p>
      <text:p text:style-name="P6"><text:span text:style-name="Citation"><text:span text:style-name="T1">}</text:span></text:span></text:p>
      <text:p text:style-name="P3"><text:span text:style-name="Citation"><text:span text:style-name="T1"/></text:span></text:p>
      <text:h text:style-name="P7" text:outline-level="3"><text:bookmark-start text:name="__RefHeading___Toc10019_1361228902"/><text:span text:style-name="Citation"><text:span text:style-name="T6">Aufgabe</text:span></text:span><text:span text:style-name="Citation"><text:span text:style-name="T1">: T</text:span></text:span><text:span text:style-name="Citation"><text:span text:style-name="T2">01_</text:span></text:span><text:span text:style-name="Citation"><text:span text:style-name="T1">Complex.java</text:span></text:span><text:bookmark-end text:name="__RefHeading___Toc10019_1361228902"/></text:h>
      <text:p text:style-name="P6"><text:span text:style-name="Citation">package</text:span> test;</text:p>
      <text:p text:style-name="P6"/>
      <text:p text:style-name="P6">import oop1.Complex;</text:p>
      <text:p text:style-name="P6"/>
      <text:p text:style-name="P6">public class T01_Complex{</text:p>
      <text:p text:style-name="P6"><text:tab/>public static void main(String[] args) {</text:p>
      <text:p text:style-name="P6"><text:tab/><text:tab/></text:p>
      <text:p text:style-name="P6"><text:tab/><text:tab/>Complex a = new Complex(5.0, 6.0);</text:p>
      <text:p text:style-name="P6"><text:tab/><text:tab/>Complex b = new Complex(-3.0, 4.0);</text:p>
      <text:p text:style-name="P6"/>
      <text:p text:style-name="P6"><text:tab/><text:tab/>System.out.println("a <text:s text:c="11"/>= " + a);</text:p>
      <text:p text:style-name="P6"><text:tab/><text:tab/>System.out.println("b <text:s text:c="11"/>= " + b);</text:p>
      <text:p text:style-name="P6"><text:soft-page-break/><text:tab/><text:tab/>System.out.println("Re(a) <text:s text:c="7"/>= " + a.re());</text:p>
      <text:p text:style-name="P6"><text:tab/><text:tab/>System.out.println("Im(a) <text:s text:c="7"/>= " + a.im());</text:p>
      <text:p text:style-name="P6"><text:tab/><text:tab/>System.out.println("b + a <text:s text:c="7"/>= " + b.plus(a));</text:p>
      <text:p text:style-name="P6"><text:tab/><text:tab/>System.out.println("a - b <text:s text:c="7"/>= " + a.minus(b));</text:p>
      <text:p text:style-name="P6"><text:tab/><text:tab/>System.out.println("a * b <text:s text:c="7"/>= " + a.times(b));</text:p>
      <text:p text:style-name="P6"><text:tab/><text:tab/>System.out.println("b * a <text:s text:c="7"/>= " + b.times(a));</text:p>
      <text:p text:style-name="P6"><text:tab/><text:tab/>System.out.println("a / b <text:s text:c="7"/>= " + a.divides(b));</text:p>
      <text:p text:style-name="P6"><text:tab/><text:tab/>System.out.println("(a / b) * b <text:s/>= " + a.divides(b).times(b));</text:p>
      <text:p text:style-name="P6"><text:tab/><text:tab/>System.out.println("conj(a) <text:s text:c="5"/>= " + a.conjugate());</text:p>
      <text:p text:style-name="P6"><text:tab/><text:tab/>System.out.println("|a| <text:s text:c="9"/>= " + a.abs());</text:p>
      <text:p text:style-name="P6"><text:tab/>}</text:p>
      <text:p text:style-name="P6"/>
      <text:p text:style-name="P6">}</text:p>
      <text:p text:style-name="P6"/>
      <text:p text:style-name="P6">//Quelle: </text:p>
      <text:p text:style-name="P6">//http://introcs.cs.princeton.edu/java/97data/Complex.java.html</text:p>
      <text:p text:style-name="P6">/*</text:p>
      <text:p text:style-name="P6">output:</text:p>
      <text:p text:style-name="P6">a <text:s text:c="11"/>= 5.0 + 6.0i</text:p>
      <text:p text:style-name="P6">b <text:s text:c="11"/>= -3.0 + 4.0i</text:p>
      <text:p text:style-name="P6">Re(a) <text:s text:c="7"/>= 5.0</text:p>
      <text:p text:style-name="P6">Im(a) <text:s text:c="7"/>= 6.0</text:p>
      <text:p text:style-name="P6">b + a <text:s text:c="7"/>= 2.0 + 10.0i</text:p>
      <text:p text:style-name="P6">a - b <text:s text:c="7"/>= 8.0 + 2.0i</text:p>
      <text:p text:style-name="P6">a * b <text:s text:c="7"/>= -39.0 + 2.0i</text:p>
      <text:p text:style-name="P6">b * a <text:s text:c="7"/>= -39.0 + 2.0i</text:p>
      <text:p text:style-name="P6">a / b <text:s text:c="7"/>= 0.36 - 1.52i</text:p>
      <text:p text:style-name="P6">(a / b) * b <text:s/>= 5.0 + 6.0i</text:p>
      <text:p text:style-name="P6">conj(a) <text:s text:c="5"/>= 5.0 - 6.0i</text:p>
      <text:p text:style-name="P6">|a| <text:s text:c="9"/>= 7.810249675906654</text:p>
      <text:p text:style-name="P6"/>
      <text:p text:style-name="P6">*/</text:p>
      <text:h text:style-name="P7" text:outline-level="3"><text:bookmark-start text:name="__RefHeading__8525_388796977"/><text:span text:style-name="Citation"><text:span text:style-name="T1">Aufgabe: Javadoc der Klasse Complex</text:span></text:span><text:bookmark-end text:name="__RefHeading__8525_388796977"/></text:h>
      <text:p text:style-name="P3">Zur Dokumentation ihrer Klasse studieren Sie das Product javadoc und wenden Sie diese Art der Dokumentation auf ihre Klasse an. </text:p>
      <text:p text:style-name="P3"><text:span text:style-name="Citation"><text:span text:style-name="T1"/></text:span></text:p>
      <text:p text:style-name="P3"><text:span text:style-name="Citation"><text:span text:style-name="T1"/></text:span></text:p>
      <text:h text:style-name="Heading_20_2" text:outline-level="2"><text:bookmark-start text:name="__RefHeading___Toc10011_1361228902"/><text:span text:style-name="Citation"><text:span text:style-name="T1">Aufgaben: Fraction, Point, Datum</text:span></text:span><text:bookmark-end text:name="__RefHeading___Toc10011_1361228902"/></text:h>
      <text:h text:style-name="Heading_20_3" text:outline-level="3"><text:bookmark-start text:name="__RefHeading___Toc10013_1361228902"/><text:span text:style-name="Citation"><text:span text:style-name="T4">test.</text:span></text:span><text:span text:style-name="Citation"><text:span text:style-name="T2">T0</text:span></text:span><text:span text:style-name="Citation"><text:span text:style-name="T3">2</text:span></text:span><text:span text:style-name="Citation"><text:span text:style-name="T2">_Fraction.java</text:span></text:span><text:bookmark-end text:name="__RefHeading___Toc10013_1361228902"/></text:h>
      <text:p text:style-name="P1"><text:span text:style-name="Citation"><text:span text:style-name="T2"/></text:span></text:p>
      <text:p text:style-name="code"><text:span text:style-name="Citation"><text:span text:style-name="T1">//Create the class Fraction so that the following code works.</text:span></text:span></text:p>
      <text:p text:style-name="code"><text:span text:style-name="Citation"><text:span text:style-name="T2">import oop1.Fraction;</text:span></text:span></text:p>
      <text:p text:style-name="code"><text:span text:style-name="Citation"><text:span text:style-name="T1"/></text:span></text:p>
      <text:p text:style-name="code"><text:span text:style-name="Citation"><text:span text:style-name="T1">public class T0</text:span></text:span><text:span text:style-name="Citation"><text:span text:style-name="T3">2</text:span></text:span><text:span text:style-name="Citation"><text:span text:style-name="T1">_Fraction{</text:span></text:span></text:p>
      <text:p text:style-name="code"><text:span text:style-name="Citation"><text:span text:style-name="T1"><text:tab/>public static void main(String[] args){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<text:tab/>Fraction a= new Fraction(3.0, 2.0);</text:span></text:span></text:p>
      <text:p text:style-name="code"><text:span text:style-name="Citation"><text:span text:style-name="T1"><text:tab/><text:tab/>Fraction b= new Fraction(a);</text:span></text:span></text:p>
      <text:p text:style-name="code"><text:span text:style-name="Citation"><text:span text:style-name="T1"><text:tab/><text:tab/>Fraction c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><text:tab/><text:tab/>c= a.mul(b);<text:tab/></text:span></text:span></text:p>
      <text:p text:style-name="code"><text:span text:style-name="Citation"><text:span text:style-name="T1"><text:tab/><text:tab/>System.out.println ("c= " + c.toString());</text:span></text:span></text:p>
      <text:p text:style-name="code"><text:span text:style-name="Citation"><text:span text:style-name="T1"><text:tab/><text:tab/></text:span></text:span></text:p>
      <text:p text:style-name="code"><text:span text:style-name="Citation"><text:span text:style-name="T1"><text:tab/>//<text:tab/>The output should be:</text:span></text:span></text:p>
      <text:p text:style-name="code"><text:span text:style-name="Citation"><text:span text:style-name="T1"><text:tab/>//<text:tab/>c= [9.0 / 4.0]</text:span></text:span></text:p>
      <text:p text:style-name="code"><text:span text:style-name="Citation"><text:span text:style-name="T1"/></text:span></text:p>
      <text:p text:style-name="code"><text:soft-page-break/><text:span text:style-name="Citation"><text:span text:style-name="T1"><text:tab/>}</text:span></text:span></text:p>
      <text:p text:style-name="code"><text:span text:style-name="Citation"><text:span text:style-name="T1"/></text:span></text:p>
      <text:p text:style-name="code"><text:span text:style-name="Citation"><text:span text:style-name="T1">}<text:tab/></text:span></text:span></text:p>
      <text:p text:style-name="P1"><text:span text:style-name="Citation"><text:span text:style-name="T2"/></text:span></text:p>
      <text:p text:style-name="P1"><text:span text:style-name="Citation"><text:span text:style-name="T2"/></text:span></text:p>
      <text:h text:style-name="Heading_20_3" text:outline-level="3"><text:bookmark-start text:name="__RefHeading___Toc10015_1361228902"/><text:span text:style-name="Citation"><text:span text:style-name="T1">test.T03_Point.java</text:span></text:span><text:bookmark-end text:name="__RefHeading___Toc10015_1361228902"/></text:h>
      <text:p text:style-name="P2"><text:span text:style-name="Citation"><text:span text:style-name="T2"/></text:span></text:p>
      <text:p text:style-name="code"><text:span text:style-name="Citation">//Create the class Point so that the following code works.</text:span></text:p>
      <text:p text:style-name="code"/>
      <text:p text:style-name="code">package test;</text:p>
      <text:p text:style-name="code">import oop1.Point;</text:p>
      <text:p text:style-name="code"/>
      <text:p text:style-name="code">public class T03_Point{</text:p>
      <text:p text:style-name="code"><text:tab/>public static void main(String[] args){</text:p>
      <text:p text:style-name="code"/>
      <text:p text:style-name="code"><text:tab/><text:tab/>Point a= new Point(0, 200); <text:s text:c="2"/>// x-coordinate, y-coordinate</text:p>
      <text:p text:style-name="code"><text:tab/><text:tab/>Point b= new Point(a);</text:p>
      <text:p text:style-name="code"><text:tab/><text:tab/>Point c;</text:p>
      <text:p text:style-name="code"><text:tab/></text:p>
      <text:p text:style-name="code"><text:tab/><text:tab/>c= a.add(b);<text:tab/>// add the coordinate-values<text:tab/></text:p>
      <text:p text:style-name="code"><text:tab/><text:tab/>System.out.println ( "c= " + c.toString());</text:p>
      <text:p text:style-name="code"/>
      <text:p text:style-name="code"/>
      <text:p text:style-name="code"><text:tab/>//The output should be:</text:p>
      <text:p text:style-name="code"><text:tab/>//c= [0,400]</text:p>
      <text:p text:style-name="code"/>
      <text:p text:style-name="code"><text:tab/>}</text:p>
      <text:p text:style-name="code"/>
      <text:p text:style-name="code">}</text:p>
      <text:p text:style-name="P2"><text:span text:style-name="Citation"><text:span text:style-name="T2"><text:tab/><text:tab/></text:span></text:span></text:p>
      <text:p text:style-name="P2"><text:span text:style-name="Citation"><text:span text:style-name="T2"/></text:span></text:p>
      <text:h text:style-name="Heading_20_3" text:outline-level="3"><text:bookmark-start text:name="__RefHeading___Toc10017_1361228902"/><text:span text:style-name="Citation"><text:span text:style-name="T1">test.T0</text:span></text:span><text:span text:style-name="Citation"><text:span text:style-name="T5">4</text:span></text:span><text:span text:style-name="Citation"><text:span text:style-name="T1">_Datum.java</text:span></text:span><text:bookmark-end text:name="__RefHeading___Toc10017_1361228902"/></text:h>
      <text:p text:style-name="code"><text:span text:style-name="Citation">package</text:span> test;</text:p>
      <text:p text:style-name="code"/>
      <text:p text:style-name="code">import oop1.Datum;</text:p>
      <text:p text:style-name="code"/>
      <text:p text:style-name="code">public class T04_Datum {</text:p>
      <text:p text:style-name="code"/>
      <text:p text:style-name="code"><text:tab/>public static void main(String[] args) {</text:p>
      <text:p text:style-name="code"><text:tab/><text:tab/>Datum geburtstag, zeugnistag;</text:p>
      <text:p text:style-name="code"><text:tab/><text:tab/>Datum heute;</text:p>
      <text:p text:style-name="code"><text:tab/><text:tab/>boolean bSchaltJahr;</text:p>
      <text:p text:style-name="code"/>
      <text:p text:style-name="code"><text:tab/><text:tab/>// ----------------------------------------------</text:p>
      <text:p text:style-name="code"><text:tab/><text:tab/>geburtstag= new Datum(1,1,2013);</text:p>
      <text:p text:style-name="code"/>
      <text:p text:style-name="code"><text:tab/><text:tab/>// ----------------------------------------------</text:p>
      <text:p text:style-name="code"><text:tab/><text:tab/>// Ausgabe des Datums MUSS in eckigen Klammern erfolgen</text:p>
      <text:p text:style-name="code"><text:tab/><text:tab/>// [1.1.2013]</text:p>
      <text:p text:style-name="code"><text:tab/><text:tab/>System.out.println("Geburtstag ist am " + geburtstag.toString());</text:p>
      <text:p text:style-name="code"/>
      <text:p text:style-name="code"/>
      <text:p text:style-name="code"><text:tab/><text:tab/>// ----------------------------------------------</text:p>
      <text:p text:style-name="code"><text:tab/><text:tab/>heute= new Datum();</text:p>
      <text:p text:style-name="code"/>
      <text:p text:style-name="code"><text:tab/><text:tab/>// ----------------------------------------------</text:p>
      <text:p text:style-name="code"><text:tab/><text:tab/>bSchaltJahr= heute.istSchaltjahr();</text:p>
      <text:p text:style-name="code"/>
      <text:p text:style-name="code"><text:soft-page-break/><text:tab/><text:tab/>if (bSchaltjahr == true)</text:p>
      <text:p text:style-name="code"><text:tab/><text:tab/><text:tab/>System.out.println("Heuer ist ein Schaltjahr");</text:p>
      <text:p text:style-name="code"><text:tab/><text:tab/>else</text:p>
      <text:p text:style-name="code"><text:tab/><text:tab/><text:tab/>System.out.println("Heuer ist kein Schaltjahr");</text:p>
      <text:p text:style-name="code"/>
      <text:p text:style-name="code"><text:tab/><text:tab/>// ----------------------------------------------</text:p>
      <text:p text:style-name="code"><text:tab/><text:tab/>zeugnistag= new Datum("7.7.2013");</text:p>
      <text:p text:style-name="code"><text:tab/><text:tab/>System.out.println("Zeugnistag ist am " + zeugnistag.toString());</text:p>
      <text:p text:style-name="code"/>
      <text:p text:style-name="code"><text:tab/>}</text:p>
      <text:p text:style-name="code"/>
      <text:p text:style-name="code">}</text:p>
      <text:p text:style-name="code"/>
      <text:p text:style-name="code">//<text:tab/><text:tab/><text:tab/>Hinweis: Schaltjahr</text:p>
      <text:p text:style-name="code">//<text:tab/><text:tab/><text:tab/><text:tab/>if (jahr%4 == 0 &amp;&amp; jahr%100 != 0 || jahr%400 == 0)</text:p>
      <text:p text:style-name="code">//<text:tab/><text:tab/><text:tab/><text:tab/><text:tab/><text:tab/>return 1;<text:tab/>//jahr ist ein schaltjahr</text:p>
      <text:p text:style-name="code">//<text:tab/><text:tab/><text:tab/><text:tab/>else</text:p>
      <text:p text:style-name="code">//<text:tab/><text:tab/><text:tab/><text:tab/><text:tab/><text:tab/>return 0;</text:p>
      <text:p text:style-name="code"/>
      <text:p text:style-name="code"/>
      <text:p text:style-name="code">// Hinweis: aktuelles Datum ermittlen</text:p>
      <text:p text:style-name="code">//<text:tab/><text:tab/><text:tab/>java.util.Calendar today= java.util.Calendar.getInstance();</text:p>
      <text:p text:style-name="code">//<text:tab/><text:tab/><text:tab/>int tag= today.get(java.util.Calendar.DATE);</text:p>
      <text:p text:style-name="code">//<text:tab/><text:tab/><text:tab/>int monat= today.get(java.util.Calendar.MONTH);</text:p>
      <text:p text:style-name="code">//<text:tab/><text:tab/><text:tab/>int jahr= today.get(java.util.Calendar.YEAR);</text:p>
      <text:p text:style-name="code"/>
      <text:p text:style-name="code">// Hinweis: Text zerlegen</text:p>
      <text:p text:style-name="code">//<text:tab/><text:tab/><text:tab/>String[] teile= "ABC:DEF:GHI".split(":");</text:p>
      <text:p text:style-name="code">//<text:tab/><text:tab/><text:tab/>teile[0] ... enthält dann ABC</text:p>
      <text:p text:style-name="code">//<text:tab/><text:tab/><text:tab/>teile[1] ... enthält dann DEF</text:p>
      <text:p text:style-name="code">//<text:tab/><text:tab/><text:tab/>teile[2] ... enthält dann GHI</text:p>
      <text:p text:style-name="code"/>
      <text:p text:style-name="P5"/>
      <text:p text:style-name="P5"/>
      <text:p text:style-name="P2"><text:span text:style-name="Citation"><text:span text:style-name="T2"/></text:span></text:p>
      <text:p text:style-name="P2"><text:span text:style-name="Citation"><text:span text:style-name="T2"/></text:span></text:p>
      <text:p text:style-name="P2"><text:span text:style-name="Citation"><text:span text:style-name="T2"/></text:span></text:p>
      <text:p text:style-name="P2"><text:span text:style-name="Citation"><text:span text:style-name="T1"/></text:span></text:p>
      <text:p text:style-name="P4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 style:writing-mode="lr-tb"/>
      <style:text-properties style:font-name="Courier New" fo:font-family="'Courier New'" style:font-style-name="Standar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01-java-oop1-complex-fraction-point-datum.odt</text:file-name><text:tab/>Arbeitsunterlage</text:p>
      </style:header>
      <style:footer>
        <text:p text:style-name="Footer">Informatik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creation-date>2009-12-05T03:23:35</meta:creation-date>
    <meta:editing-cycles>32</meta:editing-cycles>
    <meta:editing-duration>P2DT19H50M40S</meta:editing-duration>
    <meta:initial-creator>Anton Hofmann</meta:initial-creator>
    <dc:date>2017-09-02T00:19:49.555368880</dc:date>
    <meta:document-statistic meta:table-count="0" meta:image-count="0" meta:object-count="0" meta:page-count="6" meta:paragraph-count="245" meta:word-count="1110" meta:character-count="7751" meta:non-whitespace-character-count="631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mnt/home/htl/ab/meineVorlagen/arbeitsunterlage.ott" meta:date="2011-10-31T08:48:41"/>
  </office:meta>
</office:document-meta>
</file>